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style:style style:name="T9" style:family="text">
      <style:text-properties style:font-name="Arial1" fo:font-size="12pt"/>
    </style:style>
    <style:style style:name="T10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6050786961782185697" text:style-name="L1">
        <text:list-item>
          <text:list>
            <text:list-header>
              <text:p text:style-name="P20">1.25 miles at various paces on roads, 1.5 miles on the track at about</text:p>
              <text:p text:style-name="P20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7"><text:soft-page-break/><text:span text:style-name="T7">Sat Aug 10, 2019 </text:span><text:span text:style-name="T8">10.6 miles</text:span> </text:p>
      <text:p text:style-name="P11">I ran 10 miles around Tamarack Lake with Time Dunn.</text:p>
      <text:p text:style-name="P11">The first 1.5 miles goes up 324 feet. The course has a total ascent of about 525 feet. Our time was 1:35:10 and we averaged about 9:30/mile. After the first 1.5 miles uphill we averaged about 9:06/mile.</text:p>
      <text:p text:style-name="P11"><text:span text:style-name="T1">Warm down:</text:span> <text:s/>After 20 minutes I jogged 0.6 miles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11T20:05:26.34</dc:date>
    <dc:creator>James  Lombardi</dc:creator>
    <meta:editing-duration>PT14H54M3S</meta:editing-duration>
    <meta:editing-cycles>70</meta:editing-cycles>
    <meta:generator>OpenOffice/4.1.2$Win32 OpenOffice.org_project/412m3$Build-9782</meta:generator>
    <meta:document-statistic meta:table-count="0" meta:image-count="0" meta:object-count="0" meta:page-count="15" meta:paragraph-count="365" meta:word-count="3838" meta:character-count="19093"/>
  </office:meta>
</office:document-meta>
</file>